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14004" draw:auto-grow-height="false" fo:min-height="0.749cm" fo:min-width="0.499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39cm"/>
    </style:style>
    <style:style style:name="gr7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0.635cm" svg:height="5.588cm" draw:transform="rotate (0.506145483078356) translate (4.337cm 3.781cm)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3.556cm" svg:height="2.159cm" svg:x="2.902cm" svg:y="2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layer="layout" svg:width="0.635cm" svg:height="5.588cm" draw:transform="rotate (0.767944870877505) translate (12.034cm 4.101cm)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3.556cm" svg:height="2.159cm" draw:transform="rotate (0.261799387799149) translate (10.229cm 2.9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layer="layout" svg:width="0.56cm" svg:height="3.551cm" draw:transform="rotate (1.83259571459405) translate (13.817cm 8.629cm)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1" draw:layer="layout" svg:width="0.635cm" svg:height="0.635cm" draw:transform="rotate (0.261799387799149) translate (15.544cm 7.5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635cm" svg:height="0.645cm" draw:transform="rotate (0.261799387799149) translate (13.607cm 8.0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16.587cm" svg:height="0.381cm" svg:x="2.213cm" svg:y="8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layer="layout" svg:width="0.56cm" svg:height="3.551cm" draw:transform="rotate (1.5707963267949) translate (4.888cm 8.616cm)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1" draw:layer="layout" svg:width="0.635cm" svg:height="0.635cm" svg:x="6.839cm" svg:y="8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" draw:layer="layout" svg:width="6.59cm" svg:height="0.962cm" svg:x="2.743cm" svg:y="9.576cm">
          <draw:text-box>
            <text:p>a)Standing on ground</text:p>
          </draw:text-box>
        </draw:frame>
        <draw:frame draw:style-name="gr5" draw:layer="layout" svg:width="7.343cm" svg:height="0.962cm" svg:x="11.633cm" svg:y="9.649cm">
          <draw:text-box>
            <text:p>b)Tilting around an edge</text:p>
          </draw:text-box>
        </draw:frame>
        <draw:frame draw:style-name="gr6" draw:layer="layout" svg:width="2.039cm" svg:height="0.962cm" svg:x="3.667cm" svg:y="2.772cm">
          <draw:text-box>
            <text:p>Mass</text:p>
          </draw:text-box>
        </draw:frame>
        <draw:frame draw:style-name="gr6" draw:layer="layout" svg:width="2.039cm" svg:height="0.962cm" svg:x="11.153cm" svg:y="2.899cm">
          <draw:text-box>
            <text:p>Mass</text:p>
          </draw:text-box>
        </draw:frame>
        <draw:custom-shape draw:style-name="gr7" draw:text-style-name="P1" draw:layer="layout" svg:width="2.032cm" svg:height="0.508cm" svg:x="13.954cm" svg:y="2.7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2.123cm" svg:height="0.962cm" svg:x="16.04cm" svg:y="2.51cm">
          <draw:text-box>
            <text:p>For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dobe Heiti Std R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'Adobe Heiti Std R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jesh Rajendran</meta:initial-creator>
    <meta:creation-date>2013-09-13T08:51:10</meta:creation-date>
    <dc:date>2013-09-14T13:00:21</dc:date>
    <dc:creator>Rajesh Rajendran</dc:creator>
    <meta:editing-duration>PT28M58S</meta:editing-duration>
    <meta:editing-cycles>4</meta:editing-cycles>
    <meta:generator>LibreOffice/4.0-5$Linux_x86 LibreOffice_project/400m0$Build-305</meta:generator>
    <meta:document-statistic meta:object-count="16"/>
  </office:meta>
</office:document-meta>
</file>